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lta" table:style-name="ta1">
        <table:table-column table:style-name="co1" table:number-columns-repeated="30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ñ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table:number-columns-repeated="64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3" office:value-type="float" office:value="8" calcext:value-type="float">
            <text:p>8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8" calcext:value-type="float">
            <text:p>8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3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3" office:value-type="float" office:value="5" calcext:value-type="float">
            <text:p>5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3" office:value-type="float" office:value="7" calcext:value-type="float">
            <text:p>7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3" office:value-type="float" office:value="7" calcext:value-type="float">
            <text:p>7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3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9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5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6" office:value-type="float" office:value="13" calcext:value-type="float">
            <text:p>13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table:number-columns-repeated="6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9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5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6" office:value-type="float" office:value="17" calcext:value-type="float">
            <text:p>17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1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3" office:value-type="float" office:value="23" calcext:value-type="float">
            <text:p>23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table:number-columns-repeated="7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6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5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6" office:value-type="float" office:value="22" calcext:value-type="float">
            <text:p>22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table:number-columns-repeated="8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6" office:value-type="float" office:value="26" calcext:value-type="float">
            <text:p>26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6" office:value-type="float" office:value="28" calcext:value-type="float">
            <text:p>28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6" office:value-type="float" office:value="30" calcext:value-type="float">
            <text:p>30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6" office:value-type="float" office:value="32" calcext:value-type="float">
            <text:p>32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6" office:value-type="float" office:value="34" calcext:value-type="float">
            <text:p>34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0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6" office:value-type="float" office:value="38" calcext:value-type="float">
            <text:p>38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0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6" office:value-type="float" office:value="42" calcext:value-type="float">
            <text:p>42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0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6" office:value-type="float" office:value="46" calcext:value-type="float">
            <text:p>46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4"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2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6" office:value-type="float" office:value="49" calcext:value-type="float">
            <text:p>49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5"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number-columns-repeated="2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6" office:value-type="float" office:value="52" calcext:value-type="float">
            <text:p>52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0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6" office:value-type="float" office:value="56" calcext:value-type="float">
            <text:p>56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6" office:value-type="float" office:value="58" calcext:value-type="float">
            <text:p>58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6" office:value-type="float" office:value="60" calcext:value-type="float">
            <text:p>60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6" office:value-type="float" office:value="62" calcext:value-type="float">
            <text:p>62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6" office:value-type="float" office:value="64" calcext:value-type="float">
            <text:p>64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6" office:value-type="float" office:value="66" calcext:value-type="float">
            <text:p>66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8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6" office:value-type="float" office:value="68" calcext:value-type="float">
            <text:p>68</text:p>
          </table:table-cell>
          <table:table-cell table:number-columns-repeated="1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8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7T11:50:45.968335115</dc:date>
    <meta:editing-duration>PT8M38S</meta:editing-duration>
    <meta:editing-cycles>2</meta:editing-cycles>
    <meta:generator>LibreOffice/6.4.6.2$Linux_X86_64 LibreOffice_project/40$Build-2</meta:generator>
    <meta:document-statistic meta:table-count="1" meta:cell-count="7028" meta:object-count="0"/>
  </office:meta>
</office:document-meta>
</file>